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23cm" fo:margin-left="0.018cm" fo:margin-right="0.06cm" table:align="margins" style:writing-mode="lr-tb"/>
    </style:style>
    <style:style style:name="Tabella6.A" style:family="table-column">
      <style:table-column-properties style:column-width="5.606cm" style:rel-column-width="3178*"/>
    </style:style>
    <style:style style:name="Tabella6.B" style:family="table-column">
      <style:table-column-properties style:column-width="3.302cm" style:rel-column-width="1872*"/>
    </style:style>
    <style:style style:name="Tabella6.C" style:family="table-column">
      <style:table-column-properties style:column-width="8.015cm" style:rel-column-width="4544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fo:background-color="#99ffff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" fo:font-size="11pt" fo:font-style="italic" style:text-underline-style="none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italic" fo:font-weight="normal" fo:background-color="#ff9999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8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4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41" style:family="paragraph" style:parent-style-name="Normale">
      <style:text-properties style:font-name="Times New Roman" fo:font-size="10.5pt" style:font-size-asian="10.5pt" style:font-size-complex="10.5pt"/>
    </style:style>
    <style:style style:name="P4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4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45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46" style:family="paragraph" style:parent-style-name="Standard">
      <style:paragraph-properties fo:background-color="transparent">
        <style:tab-stops/>
        <style:background-image/>
      </style:paragraph-properties>
    </style:style>
    <style:style style:name="P47" style:family="paragraph" style:parent-style-name="Text_20_body">
      <style:text-properties style:font-name="Times New Roman" fo:font-size="10.5pt" style:font-size-asian="10.5pt" style:font-size-complex="10.5pt"/>
    </style:style>
    <style:style style:name="P48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cm" fo:margin-bottom="0.101cm"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51" style:family="paragraph" style:parent-style-name="Normale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3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style:font-size-asian="10.5pt" style:font-size-complex="10.5pt"/>
    </style:style>
    <style:style style:name="P54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P55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6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99ffff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ffff99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" fo:font-size="11pt" style:text-underline-style="none" fo:font-weight="normal" fo:background-color="#99ffff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T13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fo:background-color="#ffff00" style:font-size-asian="11pt" style:font-size-complex="11pt"/>
    </style:style>
    <style:style style:name="T16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9" style:family="text"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style:font-name="Arial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Arial" fo:font-size="11pt" fo:font-style="italic" style:text-underline-style="none" fo:font-weight="normal" fo:background-color="#99ffff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Arial" fo:font-size="11pt" fo:font-style="italic" style:text-underline-style="none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24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Arial" fo:font-size="11pt" fo:font-style="normal" style:text-underline-style="none" fo:font-weight="normal" fo:background-color="#99ffff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1" style:family="text">
      <style:text-properties style:font-name="Arial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T32" style:family="text">
      <style:text-properties style:font-name="Arial" fo:font-size="11pt" fo:language="it" fo:country="IT" fo:font-style="italic" style:text-underline-style="none" fo:font-weight="normal" fo:background-color="transparent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3" style:family="text">
      <style:text-properties style:font-name="Arial" fo:font-size="11pt" fo:background-color="transparent" style:font-size-asian="11pt" style:font-size-complex="11pt"/>
    </style:style>
    <style:style style:name="T34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rial" fo:font-weight="normal" fo:background-color="#ffff00" style:font-weight-asian="normal" style:font-weight-complex="normal"/>
    </style:style>
    <style:style style:name="T37" style:family="text">
      <style:text-properties style:font-name="Arial" fo:font-weight="normal" fo:background-color="transparent" style:font-weight-asian="normal" style:font-weight-complex="normal"/>
    </style:style>
    <style:style style:name="T38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Arial" fo:font-size="9pt" fo:font-weight="normal" fo:background-color="#ffff00" style:font-size-asian="9pt" style:font-weight-asian="normal" style:font-size-complex="9pt" style:font-weight-complex="normal"/>
    </style:style>
    <style:style style:name="T40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41" style:family="text">
      <style:text-properties style:font-name="Arial" fo:font-style="italic" style:font-style-asian="italic" style:font-style-complex="italic"/>
    </style:style>
    <style:style style:name="T42" style:family="text">
      <style:text-properties fo:font-size="9pt" style:text-underline-style="none" fo:background-color="#ffff00" style:font-size-asian="9pt" style:font-size-complex="9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fo:background-color="#ffff00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fo:background-color="#ffff66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5">RACCOMANDATA A.R al richiedente</text:p>
            <text:p text:style-name="P13">inviata a mezzo pec al tecnico</text:p>
            <text:p text:style-name="P14">oppure</text:p>
            <text:p text:style-name="P12"><text:span text:style-name="Car._20_predefinito_20_paragrafo"><text:span text:style-name="T42">inviata a mezzo pec al tecnico </text:span></text:span></text:p>
            <text:p text:style-name="P13">incaricato anche in qualità di </text:p>
            <text:p text:style-name="P13">soggetto delegato dal richiedente</text:p>
          </table:table-cell>
        </table:table-row>
      </table:table>
      <text:p text:style-name="Text_20_body"><text:span text:style-name="Car._20_predefinito_20_paragrafo"><text:span text:style-name="T8"/></text:span></text:p>
      <text:p text:style-name="Text_20_body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47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8">Rif. pratica <text:s/>[numero] - </text:span></text:span><text:span text:style-name="Car._20_predefinito_20_paragrafo"><text:span text:style-name="T39">sigla</text:span></text:span></text:p>
            <text:p text:style-name="Normale"><text:span text:style-name="Car._20_predefinito_20_paragrafo"><text:span text:style-name="T38"/></text:span></text:p>
            <text:p text:style-name="Normale"><text:span text:style-name="Car._20_predefinito_20_paragrafo"><text:span text:style-name="T40"/></text:span></text:p>
          </table:table-cell>
          <table:table-cell table:style-name="Tabella6.A1" office:value-type="string">
            <text:p text:style-name="P38"/>
          </table:table-cell>
          <table:table-cell table:style-name="Tabella6.A1" office:value-type="string">
            <text:p text:style-name="P39">Al Sig. [richiedenti.nominativo;block=tbs:row;]</text:p>
            <text:p text:style-name="P39">[richiedenti.indirizzo]</text:p>
            <text:p text:style-name="P39">[richiedenti.cap] [richiedenti.comune] ([richiedenti.prov])</text:p>
            <text:p text:style-name="P39">in qualità di [richiedenti.titolo]</text:p>
            <text:p text:style-name="P39">della [richiedenti.ragsoc]</text:p>
            <text:p text:style-name="P39">[richiedenti.sede]</text:p>
            <text:p text:style-name="P39">[richiedenti.capd] [richiedenti.comuned] ([richiedenti.provd])</text:p>
            <text:p text:style-name="P18">[richiedenti.pec]</text:p>
            <text:p text:style-name="P39"/>
          </table:table-cell>
        </table:table-row>
        <table:table-row>
          <table:table-cell table:style-name="Tabella6.A1" office:value-type="string">
            <text:p text:style-name="P51">Allegati: //</text:p>
          </table:table-cell>
          <table:table-cell table:style-name="Tabella6.A1" office:value-type="string">
            <text:p text:style-name="P38"/>
          </table:table-cell>
          <table:table-cell table:style-name="Tabella6.A1" office:value-type="string">
            <text:p text:style-name="P39">[progettisti.nominativo;block=tbs:row;]</text:p>
            <text:p text:style-name="P39">[progettisti.indirizzo]</text:p>
            <text:p text:style-name="P40"><text:span text:style-name="Car._20_predefinito_20_paragrafo"><text:span text:style-name="T6">[progettisti.cap] [progettisti.comune] ([progettisti.prov])</text:span></text:span></text:p>
            <text:p text:style-name="P40"><text:span text:style-name="Car._20_predefinito_20_paragrafo"><text:span text:style-name="T6">[progettisti.pec]</text:span></text:span></text:p>
            <text:p text:style-name="P40"><text:span text:style-name="Car._20_predefinito_20_paragrafo"><text:span text:style-name="T14"/></text:span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6">Oggetto:</text:p>
          </table:table-cell>
          <table:table-cell table:style-name="Tabella2.A1" office:value-type="string">
            <text:p text:style-name="P52"><text:span text:style-name="Car._20_predefinito_20_paragrafo"><text:span text:style-name="T34">${documentRoot.protocollo.OGGETTO_PROTOCOLLO_DEFINITIVO} </text:span></text:span></text:p>
          </table:table-cell>
        </table:table-row>
      </table:table>
      <text:p text:style-name="P44"/>
      <text:p text:style-name="P61"><text:span text:style-name="Car._20_predefinito_20_paragrafo"><text:span text:style-name="T6">Comunicazione ai sensi dell'art. 48 della L.R. 16/08 e s.m.i. <text:s/>presentata in data [data_presentazione] e recepita agli atti al prot. n° [protocollo] del [data_protocollo] relativa alla [oggetto] presso [ubicazione]. <text:s/></text:span></text:span><text:span text:style-name="Car._20_predefinito_20_paragrafo"><text:span text:style-name="T41">Richiesta di documentazione integrativa </text:span></text:span></text:p>
      <text:p text:style-name="P60"/>
      <text:p text:style-name="P23"><text:span text:style-name="T4"><text:tab/></text:span><text:span text:style-name="T4">Si riscontra la comunicazione in</text:span><text:span text:style-name="T5"> </text:span><text:span text:style-name="T4">oggetto e si rileva che......</text:span></text:p>
      <text:p text:style-name="P31">inserire il caso che ricorre</text:p>
      <text:p text:style-name="P30"/>
      <text:p text:style-name="P30">le opere rientrano nel comma 2 dell'art. 48 della L.r. 16/2008, anziché nel comma 1 in quanto l'immobile, ancorchè provvisto di agibilità, non risulta correttamente accatastato all'epoca della <text:soft-page-break/>realizzazione delle stesse; pertanto occorre integrare la comunicazione con la seguente documentazione:</text:p>
      <text:list xml:id="list6687997909819404342" text:style-name="L1">
        <text:list-item>
          <text:p text:style-name="P53"><text:span text:style-name="T25">versamento dei diritti di segreteria pari ad € 250, da versarsi entro </text:span><text:span text:style-name="T28">entro 10 giorni dal ricevimento della presente, </text:span><text:span text:style-name="T25">sul c/c bancario del Comune di Savona <text:s/>n° </text:span><text:span text:style-name="T30">2597290</text:span><text:span text:style-name="T25"> (codice IBAN </text:span><text:span text:style-name="T30">IT91 Y061 7510 6100 0000 2597290</text:span><text:span text:style-name="T25">) acceso presso la </text:span><text:span text:style-name="T30">Banca Carige Spa</text:span><text:span text:style-name="T25"> indicando come causale </text:span><text:span text:style-name="T20">“Settore 4 diritti art. 48 L.R. 16/2008 – immobile in </text:span><text:span text:style-name="Car._20_predefinito_20_paragrafo"><text:span text:style-name="T20">[ubicazione]</text:span></text:span><text:span text:style-name="T20">” </text:span></text:p>
        </text:list-item>
        <text:list-item>
          <text:p text:style-name="P53"><text:span text:style-name="T26">versamento della somma di </text:span><text:span text:style-name="T29">€ 516</text:span><text:span text:style-name="T26"> dovuta in applicazione di quanto disposto al comma 2 dell'art. 48 della L.R. 16/2008; l'importo <text:s/>è da versarsi entro </text:span><text:span text:style-name="T29">entro 10 giorni dal ricevimento della presente, </text:span><text:span text:style-name="T26">sul c/c bancario del Comune di Savona <text:s/>n° </text:span><text:span text:style-name="T30">2597290</text:span><text:span text:style-name="T26"> (codice IBAN </text:span><text:span text:style-name="T30">IT91 Y061 7510 6100 0000 2597290</text:span><text:span text:style-name="T26">) acceso presso la </text:span><text:span text:style-name="T30">Banca Carige Spa</text:span><text:span text:style-name="T26"> indicando come causale </text:span><text:span text:style-name="T22">“ oblazione art. 48 L.R. 16/2008 – immobile in </text:span><text:span text:style-name="Car._20_predefinito_20_paragrafo"><text:span text:style-name="T21">[ubicazione]”</text:span></text:span><text:span text:style-name="T27">;</text:span><text:span text:style-name="T26"> <text:s/></text:span></text:p>
        </text:list-item>
        <text:list-item>
          <text:p text:style-name="P55">dichiarazione sostitutiva di notorietà resa da soggetto titolato, e/o altra documentazione attestante la data di esecuzione delle opere oggetto di regolarizzazione;</text:p>
        </text:list-item>
        <text:list-item>
          <text:p text:style-name="P55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55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55">documentazione fotografica di insieme e di dettaglio delle opere da regolarizzare ; </text:p>
        </text:list-item>
        <text:list-item>
          <text:p text:style-name="P55">elaborati grafici rappresentanti: </text:p>
          <text:p text:style-name="P55">- progetto autorizzato o situazione legittimata, con relativa documentazione a dimostrazione di quanto verificato ( ad es. copia del titolo edilizio, copia primo accatastamento, eccc..);</text:p>
          <text:p text:style-name="P55">- elaborati grafici rappresentanti lo stato attuale, (planimetria, eventuali sezioni e/o prospetti, ove necessario) <text:s/>debitamente quotati, con indicazione delle destinazioni d'uso effettive;</text:p>
          <text:p text:style-name="P56">- elaborati grafici di raffronto <text:s text:c="2"/>(planimetria, eventuali sezioni e/o prospetti, ove necessario), con le colorazioni convenzionali delle opere realizzate ( rosso) e delle demolizioni ( giallo) ;</text:p>
        </text:list-item>
      </text:list>
      <text:p text:style-name="P21"/>
      <text:p text:style-name="P26"><text:span text:style-name="T45">le opere rientrano nel comma 1 </text:span><text:span text:style-name="T4">dell'art. 48 della L.R. 16/2008, pertanto si comunica che è necessario integrare la stessa con la seguente documentazione :</text:span></text:p>
      <text:list xml:id="list34780624" text:continue-numbering="true" text:style-name="L1">
        <text:list-item>
          <text:p text:style-name="P53"><text:span text:style-name="T9">versamento dei diritti di segreteria pari ad € 250, da versarsi entro </text:span><text:span text:style-name="T7">entro 10 giorni dal ricevimento della presente, </text:span><text:span text:style-name="T9">sul c/c bancario del Comune di Savona <text:s/>n° </text:span><text:span text:style-name="T30">2597290</text:span><text:span text:style-name="T9"> (codice IBAN </text:span><text:span text:style-name="T30">IT91 Y061 7510 6100 0000 2597290</text:span><text:span text:style-name="T9">) acceso presso la </text:span><text:span text:style-name="T31">Banca Carige Spa</text:span><text:span text:style-name="T9"> indicando come causale </text:span><text:span text:style-name="T22">“Settore 4 diritti art. 48 L.R. 16/2008 – immobile in </text:span><text:span text:style-name="Car._20_predefinito_20_paragrafo"><text:span text:style-name="T19">[ubicazione]</text:span></text:span><text:span text:style-name="T19">” </text:span><text:span text:style-name="T22">.</text:span></text:p>
        </text:list-item>
        <text:list-item>
          <text:p text:style-name="P55">dichiarazione sostitutiva di notorietà resa da soggetto titolato, e/o altra documentazione attestante la data di esecuzione delle opere oggetto di regolarizzazione;</text:p>
        </text:list-item>
        <text:list-item>
          <text:p text:style-name="P55">copia della planimetria catastale e relativa visura a dimostrazione dell'avvenuto accatastamento all'epoca <text:s/>di esecuzione;</text:p>
        </text:list-item>
        <text:list-item>
          <text:p text:style-name="P55">copia del certificato di agibilità nel quale deve essere ricompreso l'immobile oggetto di regolarizzazione ;</text:p>
        </text:list-item>
        <text:list-item>
          <text:p text:style-name="P55">relazione descrittiva delle opere realizzate contenente dichiarazione asseverata relativa alla data di esecuzione delle opere, dei dati catastali e di agibilità/abitabilità, e per quest'ultima, eventuale dichiarazione specifica di inesistenza della stessa;</text:p>
        </text:list-item>
        <text:list-item>
          <text:p text:style-name="P55">documentazione fotografica di insieme e di dettaglio delle opere da regolarizzare; </text:p>
        </text:list-item>
        <text:list-item>
          <text:p text:style-name="P55">elaborati grafici rappresentanti: </text:p>
          <text:p text:style-name="P55">- progetto autorizzato o situazione legittimata, con relativa documentazione a dimostrazione di quanto verificato ( ad es. copia del titolo edilizio, copia primo accatastamento, eccc..);</text:p>
          <text:p text:style-name="P55"><text:soft-page-break/>- elaborati grafici rappresentanti lo stato attuale, (planimetria, eventuali sezioni e/o prospetti, ove necessario) <text:s/>debitamente quotati, con indicazione delle destinazioni d'uso effettive;</text:p>
          <text:p text:style-name="P55">- elaborati grafici di raffronto <text:s text:c="2"/>(planimetria, eventuali sezioni e/o prospetti, ove necessario), con le colorazioni convenzionali delle opere realizzate ( rosso) e delle demolizioni ( giallo);</text:p>
        </text:list-item>
      </text:list>
      <text:p text:style-name="P32"/>
      <text:p text:style-name="P26"><text:span text:style-name="T45">le opere rientrano nel comma 2 </text:span><text:span text:style-name="T4">dell'art. 48 della L.R. 16/2008, pertanto si comunica che è necessario integrare la stessa con la seguente documentazione :</text:span></text:p>
      <text:list xml:id="list34795597" text:continue-numbering="true" text:style-name="L1">
        <text:list-item>
          <text:p text:style-name="P53"><text:span text:style-name="T25">versamento dei diritti di segreteria pari ad € 250, da versarsi entro </text:span><text:span text:style-name="T28">entro 10 giorni dal ricevimento della presente, </text:span><text:span text:style-name="T25">sul c/c bancario del Comune di Savona <text:s/>n° </text:span><text:span text:style-name="T30">2597290</text:span><text:span text:style-name="T25"> (codice IBAN </text:span><text:span text:style-name="T30">IT91 Y061 7510 6100 0000 2597290</text:span><text:span text:style-name="T25">) acceso presso la </text:span><text:span text:style-name="T30">Banca Carige Spa</text:span><text:span text:style-name="T25"> indicando come causale </text:span><text:span text:style-name="T20">“Settore 4 diritti art. 48 L.R. 16/2008 – immobile in </text:span><text:span text:style-name="Car._20_predefinito_20_paragrafo"><text:span text:style-name="T20">[ubicazione]</text:span></text:span><text:span text:style-name="T20">” </text:span></text:p>
        </text:list-item>
        <text:list-item>
          <text:p text:style-name="P53"><text:span text:style-name="T26">versamento della somma di </text:span><text:span text:style-name="T29">€ 516</text:span><text:span text:style-name="T26"> dovuta in applicazione di quanto disposto al comma 2 dell'art. 48 della L.R. 16/2008, in quanto immobile non provvisto di agibilità e/o non accatastato all'epoca di esecuzione delle opere. L'importo richiesto è da versarsi entro </text:span><text:span text:style-name="T29">entro 10 giorni dal ricevimento della presente, </text:span><text:span text:style-name="T26">sul c/c bancario del Comune di Savona <text:s/>n° </text:span><text:span text:style-name="T30">2597290</text:span><text:span text:style-name="T26"> (codice IBAN </text:span><text:span text:style-name="T30">IT91 Y061 7510 6100 0000 2597290</text:span><text:span text:style-name="T26">) acceso presso la </text:span><text:span text:style-name="T30">Banca Carige Spa</text:span><text:span text:style-name="T26"> indicando come causale </text:span><text:span text:style-name="T22">“ oblazione art. 48 L.R. 16/2008 – immobile in </text:span><text:span text:style-name="Car._20_predefinito_20_paragrafo"><text:span text:style-name="T21">[ubicazione]”</text:span></text:span><text:span text:style-name="T27">;</text:span><text:span text:style-name="T26"> <text:s/></text:span></text:p>
        </text:list-item>
        <text:list-item>
          <text:p text:style-name="P55">dichiarazione sostitutiva di notorietà resa da soggetto titolato, e/o altra documentazione attestante la data di esecuzione delle opere oggetto di regolarizzazione;</text:p>
        </text:list-item>
        <text:list-item>
          <text:p text:style-name="P55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55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55">documentazione fotografica di insieme e di dettaglio delle opere da regolarizzare ; </text:p>
        </text:list-item>
        <text:list-item>
          <text:p text:style-name="P55">elaborati grafici rappresentanti: </text:p>
          <text:p text:style-name="P55">- progetto autorizzato o situazione legittimata, con relativa documentazione a dimostrazione di quanto verificato ( ad es. copia del titolo edilizio, copia primo accatastamento, eccc..);</text:p>
          <text:p text:style-name="P55">- elaborati grafici rappresentanti lo stato attuale, (planimetria, eventuali sezioni e/o prospetti, ove necessario) <text:s/>debitamente quotati, con indicazione delle destinazioni d'uso effettive;</text:p>
          <text:p text:style-name="P57">- elaborati grafici di raffronto <text:s text:c="2"/>(planimetria, eventuali sezioni e/o prospetti, ove necessario), con le colorazioni convenzionali delle opere realizzate ( rosso) e delle demolizioni ( giallo) ;</text:p>
        </text:list-item>
      </text:list>
      <text:p text:style-name="P17"/>
      <text:p text:style-name="P26"><text:span text:style-name="T45">le opere rientrano nel comma 3 </text:span><text:span text:style-name="T4">dell'art. 48 della L.R. 16/2008, pertanto si comunica che è necessario integrare la stessa con la seguente documentazione :</text:span></text:p>
      <text:list xml:id="list34775083" text:continue-numbering="true" text:style-name="L1">
        <text:list-item>
          <text:p text:style-name="P53"><text:span text:style-name="T20">versamento dei diritti di segreteria pari ad € 250, da versarsi entro </text:span><text:span text:style-name="T23">entro 10 giorni dal ricevimento della presente, </text:span><text:span text:style-name="T20">sul c/c bancario del Comune di Savona <text:s/>n° </text:span><text:span text:style-name="T30">2597290</text:span><text:span text:style-name="T20"> (codice IBAN </text:span><text:span text:style-name="T30">IT91 Y061 7510 6100 0000 2597290</text:span><text:span text:style-name="T20">) acceso presso la </text:span><text:span text:style-name="T32">Banca Carige Spa</text:span><text:span text:style-name="T20"> indicando come causale “Settore 4 diritti art. 48 L.R. 16/2008 – immobile in </text:span><text:span text:style-name="Car._20_predefinito_20_paragrafo"><text:span text:style-name="T20">[ubicazione]</text:span></text:span><text:span text:style-name="T20">” </text:span></text:p>
        </text:list-item>
        <text:list-item>
          <text:p text:style-name="P54"><text:span text:style-name="T9">versamento della somma di </text:span><text:span text:style-name="T7">€ …....</text:span><text:span text:style-name="T9"> dovuta in applicazione di quanto disposto al comma 3 dell'art. 48 della L.R. 16/2008, da versarsi entro </text:span><text:span text:style-name="T7">entro 10 giorni dal ricevimento della presente, </text:span><text:span text:style-name="T9">sul c/c bancario del Comune di Savona <text:s/>n° </text:span><text:span text:style-name="T31">2597290</text:span><text:span text:style-name="T9"> (codice IBAN </text:span><text:span text:style-name="T31">IT91 Y061 7510 6100 0000 2597290</text:span><text:span text:style-name="T9">) acceso presso la </text:span><text:span text:style-name="T31">Banca Carige Spa</text:span><text:span text:style-name="T9"> indicando come causale </text:span><text:span text:style-name="T22">“ oblazione art. 48 L.R. 16/2008 – immobile in </text:span><text:span text:style-name="Car._20_predefinito_20_paragrafo"><text:span text:style-name="T21">[ubicazione]”</text:span></text:span><text:span text:style-name="Car._20_predefinito_20_paragrafo"><text:span text:style-name="T10"> i</text:span></text:span><text:span text:style-name="T9">n quanto :</text:span></text:p>
          <text:p text:style-name="P58">- le opere realizzate hanno comportato un aumento di superficie della costruzione e/o della unità immobiliare di mq.......;</text:p>
          <text:p text:style-name="P59"><text:soft-page-break/><text:span text:style-name="T44">- le opere realizzate hanno comportato un aumento della superficie della costruzione &gt; di mq. 20 e che l'ufficio del Comune ha provveduto, in data </text:span><text:span text:style-name="T46">…..</text:span><text:span text:style-name="T47"> a</text:span><text:span text:style-name="T44">lla determinazione </text:span><text:span text:style-name="T44">dell'importo dovuto con specifico documento redatto in base alle caratteristiche dimensionali e funzionali delle opere;</text:span></text:p>
        </text:list-item>
        <text:list-item>
          <text:p text:style-name="P55">dichiarazione sostitutiva di notorietà resa da soggetto titolato, e/o altra documentazione attestante la data di esecuzione delle opere oggetto di regolarizzazione;</text:p>
        </text:list-item>
        <text:list-item>
          <text:p text:style-name="P55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55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55">documentazione fotografica di insieme e di dettaglio delle opere da regolarizzare ; </text:p>
        </text:list-item>
        <text:list-item>
          <text:p text:style-name="P55">elaborati grafici rappresentanti: </text:p>
          <text:p text:style-name="P55">- progetto autorizzato o situazione legittimata, con relativa documentazione a dimostrazione di quanto verificato ( ad es. copia del titolo edilizio, copia primo accatastamento, eccc..);</text:p>
          <text:p text:style-name="P55">- elaborati grafici rappresentanti lo stato attuale, (planimetria, eventuali sezioni e/o prospetti, ove necessario) <text:s/>debitamente quotati, con indicazione delle destinazioni d'uso effettive;</text:p>
          <text:p text:style-name="P57">- elaborati grafici di raffronto <text:s text:c="2"/>(planimetria, eventuali sezioni e/o prospetti, ove necessario), con le colorazioni convenzionali delle opere realizzate ( rosso) e delle demolizioni ( giallo) ;</text:p>
          <text:p text:style-name="P55"/>
        </text:list-item>
      </text:list>
      <text:p text:style-name="P19"><text:s text:c="5"/>Si comunica che sino all’avvenuta acquisizione di quanto sopra richiesto, la comunicazione da lei presentata, è priva di <text:s/>qualunque effetto ai fini urbanistici ed amministrativi . </text:p>
      <text:p text:style-name="P34"/>
      <text:p text:style-name="P20"><text:tab/>Pertanto, <text:s/>l'istanza di regolarizzazione in oggetto, dovrà essere integrata con la documentazione sopra indicata entro 30 giorni dal ricevimento della presente.</text:p>
      <text:p text:style-name="P20"/>
      <text:p text:style-name="P50"><text:span text:style-name="T43"><text:tab/></text:span><text:span text:style-name="T48">In caso di inottemperanza nei termini sopra definiti, la comunicazione, risulterà inefficace e verrà archiviata. </text:span></text:p>
      <text:p text:style-name="P4"/>
      <text:p text:style-name="P35"><text:tab/>Distinti saluti.</text:p>
      <text:p text:style-name="P2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22">Il Dirigente</text:p>
          </table:table-cell>
        </table:table-row>
        <table:table-row table:style-name="Tabella5.1"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33">${documentRoot.protocollo.DIRIGENTE_DEFINITIVO} </text:p>
            <text:p text:style-name="P5">(Sottoscritto digitalmente ai sensi</text:p>
            <text:p text:style-name="P5">dell'art. 21 D.Lgs n. 82/2005 e s.m.i.)</text:p>
            <text:p text:style-name="P24"/>
          </table:table-cell>
        </table:table-row>
      </table:table>
      <text:p text:style-name="P27">REFERENTI PER LA PRATICA:</text:p>
      <text:p text:style-name="P28">Istruttore della pratica: <text:span text:style-name="T4"><text:s/>[istruttore_tecnico]</text:span> (0198310 <text:s text:c="8"/>)</text:p>
      <text:p text:style-name="P29">Responsabile dell'U.O. Edilizia certificata Arch. Caterina Curti</text:p>
      <text:p text:style-name="P3"><text:span text:style-name="Car._20_predefinito_20_paragrafo"><text:span text:style-name="T3"/></text:span></text:p>
      <text:p text:style-name="P49"/>
      <text:p text:style-name="P49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57:38.34</dc:date>
    <meta:print-date>2013-02-20T09:35:00</meta:print-date>
    <meta:editing-cycles>51</meta:editing-cycles>
    <meta:editing-duration>PT4H8M25S</meta:editing-duration>
    <meta:generator>OpenOffice/4.0.0$Win32 OpenOffice.org_project/400m3$Build-9702</meta:generator>
    <meta:document-statistic meta:table-count="5" meta:image-count="1" meta:object-count="0" meta:page-count="4" meta:paragraph-count="97" meta:word-count="1603" meta:character-count="11740"/>
  </office:meta>
</office:document-meta>
</file>